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Renderer.encodeEnd( FacesContext facesContext , UIComponent uiCompon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MessageRenderer.getFixedHeight( FacesContext facesContext ,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